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a400f" officeooo:paragraph-rsid="0016a82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6a82a" officeooo:paragraph-rsid="0016a82a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a400f" officeooo:paragraph-rsid="0016a82a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officeooo:rsid="0016a82a" officeooo:paragraph-rsid="0016a82a" style:font-size-asian="18pt" style:font-size-complex="18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8pt" style:text-underline-style="none" officeooo:rsid="0016a82a" officeooo:paragraph-rsid="0016a82a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a400f" officeooo:paragraph-rsid="0016a82a" style:font-size-asian="17.5pt" style:font-weight-asian="bold" style:font-size-complex="20pt" style:font-weight-complex="bold"/>
    </style:style>
    <style:style style:name="T1" style:family="text">
      <style:text-properties officeooo:rsid="0016a8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isel House Keeping Web Site</text:p>
      <text:p text:style-name="P6">Site Plan </text:p>
      <text:p text:style-name="P3">Step <text:span text:style-name="T1">3</text:span>: <text:span text:style-name="T1">Determine the Site's General Content</text:span></text:p>
      <text:p text:style-name="P1"/>
      <text:p text:style-name="P2">Web Site Pages</text:p>
      <text:p text:style-name="P4"/>
      <text:p text:style-name="P4">The site will contain the following pages:</text:p>
      <text:list xml:id="list5976202509364340326" text:style-name="L1">
        <text:list-item>
          <text:p text:style-name="P5">Home page with slide show layout; no splash page</text:p>
        </text:list-item>
        <text:list-item>
          <text:p text:style-name="P5">About Us summary page, Management Team, and History detail pages</text:p>
        </text:list-item>
        <text:list-item>
          <text:p text:style-name="P5">Customer Testimonials</text:p>
        </text:list-item>
        <text:list-item>
          <text:p text:style-name="P5">Services pages, including categories for Living room, Dining room, Kitchen, Bedrooms, and Bathrooms.</text:p>
        </text:list-item>
        <text:list-item>
          <text:p text:style-name="P5">Contact Us page with customer service links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3:34:45.102261391</meta:creation-date>
    <dc:date>2014-09-09T13:47:25.557877784</dc:date>
    <meta:editing-duration>P0D</meta:editing-duration>
    <meta:editing-cycles>1</meta:editing-cycles>
    <meta:document-statistic meta:table-count="0" meta:image-count="0" meta:object-count="0" meta:page-count="1" meta:paragraph-count="10" meta:word-count="70" meta:character-count="419" meta:non-whitespace-character-count="363"/>
    <meta:generator>LibreOffice/4.2.6.3$Linux_X86_64 LibreOffice_project/420m0$Build-3</meta:generator>
  </office:meta>
</office:document-meta>
</file>